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0A0000011815E9F95C7A791D02.png" manifest:media-type="image/png"/>
  <manifest:file-entry manifest:full-path="Pictures/10000000000003200000026056C7A45737A61621.png" manifest:media-type="image/png"/>
  <manifest:file-entry manifest:full-path="Pictures/100000000000019600000131E8427C59DEB329D9.png" manifest:media-type="image/png"/>
  <manifest:file-entry manifest:full-path="Pictures/10000000000002000000017A4A8CD58FD81A0936.png" manifest:media-type="image/png"/>
  <manifest:file-entry manifest:full-path="Pictures/1000000000000272000001A16A07EB14EAE1444E.png" manifest:media-type="image/png"/>
  <manifest:file-entry manifest:full-path="Pictures/100000000000027200000272C1709E6077CCFEA3.png" manifest:media-type="image/png"/>
  <manifest:file-entry manifest:full-path="Pictures/10000000000003200000026C84D362B5DD184BCC.png" manifest:media-type="image/png"/>
  <manifest:file-entry manifest:full-path="Pictures/100000000000021E00000168D503481731352AD1.png" manifest:media-type="image/png"/>
  <manifest:file-entry manifest:full-path="Pictures/100000000000025D000001B0B0E38EE5FBEC8CD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cm, 0cm)" draw:image-opacity="100%" style:mirror="none"/>
    </style:style>
    <style:style style:name="gr3" style:family="graphic" style:parent-style-name="objectwithoutfill">
      <style:graphic-properties svg:stroke-width="0.053cm" svg:stroke-color="#ff860d"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ctwithoutfill">
      <style:graphic-properties svg:stroke-width="0.081cm" svg:stroke-color="#00a933" draw:marker-start-width="0.321cm" draw:marker-end-width="0.321cm" draw:fill="none" draw:textarea-vertical-align="middle" fo:padding-top="0.165cm" fo:padding-bottom="0.165cm" fo:padding-left="0.29cm" fo:padding-right="0.29cm"/>
    </style:style>
    <style:style style:name="gr9" style:family="graphic" style:parent-style-name="objectwithoutfill">
      <style:graphic-properties svg:stroke-width="0.081cm" svg:stroke-color="#ffb66c" draw:marker-start-width="0.321cm" draw:marker-end-width="0.321cm" draw:fill="none" draw:textarea-vertical-align="middle" fo:padding-top="0.165cm" fo:padding-bottom="0.165cm" fo:padding-left="0.29cm" fo:padding-right="0.29cm"/>
    </style:style>
    <style:style style:name="gr10" style:family="graphic" style:parent-style-name="objectwithoutfill">
      <style:graphic-properties svg:stroke-width="0.081cm" svg:stroke-color="#77bc65" draw:marker-start-width="0.321cm" draw:marker-end-width="0.321cm" draw:fill="none" draw:textarea-vertical-align="middle" fo:padding-top="0.165cm" fo:padding-bottom="0.165cm" fo:padding-left="0.29cm" fo:padding-right="0.29cm"/>
    </style:style>
    <style:style style:name="gr11" style:family="graphic" style:parent-style-name="objectwithoutfill">
      <style:graphic-properties svg:stroke-width="0.081cm" svg:stroke-color="#d62e4e" draw:marker-start-width="0.321cm" draw:marker-end-width="0.321cm" draw:fill="none" draw:textarea-vertical-align="middle" fo:padding-top="0.165cm" fo:padding-bottom="0.165cm" fo:padding-left="0.29cm" fo:padding-right="0.29cm"/>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text-properties fo:font-size="14pt" style:font-size-asian="14pt" style:font-size-complex="14pt"/>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draw:fill-color="#ffffff"/>
    </style:style>
    <style:style style:name="P6" style:family="paragraph">
      <loext:graphic-properties draw:fill-color="#ffffff"/>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342cm" svg:height="2.54cm" svg:x="7.112cm" svg:y="9.144cm">
          <draw:image xlink:href="Pictures/10000000000003200000026056C7A45737A61621.png" xlink:type="simple" xlink:show="embed" xlink:actuate="onLoad" draw:mime-type="image/png">
            <text:p/>
          </draw:image>
        </draw:frame>
        <draw:frame draw:style-name="gr1" draw:text-style-name="P1" draw:layer="layout" svg:width="2.752cm" svg:height="2.032cm" svg:x="2.582cm" svg:y="7.366cm">
          <draw:image xlink:href="Pictures/10000000000002000000017A4A8CD58FD81A0936.png" xlink:type="simple" xlink:show="embed" xlink:actuate="onLoad" draw:mime-type="image/png">
            <text:p/>
          </draw:image>
        </draw:frame>
        <draw:frame draw:style-name="gr1" draw:text-style-name="P1" draw:layer="layout" svg:width="3.364cm" svg:height="2.527cm" svg:x="5.78cm" svg:y="4.331cm">
          <draw:image xlink:href="Pictures/100000000000019600000131E8427C59DEB329D9.png" xlink:type="simple" xlink:show="embed" xlink:actuate="onLoad" draw:mime-type="image/png">
            <text:p/>
          </draw:image>
        </draw:frame>
        <draw:frame draw:style-name="gr2" draw:text-style-name="P1" draw:layer="layout" svg:width="2.962cm" svg:height="2.539cm" svg:x="3.048cm" svg:y="11.177cm">
          <draw:image xlink:href="Pictures/100000000000010A0000011815E9F95C7A791D02.png" xlink:type="simple" xlink:show="embed" xlink:actuate="onLoad" draw:mime-type="image/png">
            <text:p/>
          </draw:image>
        </draw:frame>
        <draw:frame draw:style-name="gr1" draw:text-style-name="P1" draw:layer="layout" svg:width="4.826cm" svg:height="3.215cm" svg:x="10.414cm" svg:y="5.421cm">
          <draw:image xlink:href="Pictures/1000000000000272000001A16A07EB14EAE1444E.png" xlink:type="simple" xlink:show="embed" xlink:actuate="onLoad" draw:mime-type="image/png">
            <text:p/>
          </draw:image>
        </draw:frame>
        <draw:frame draw:style-name="gr1" draw:text-style-name="P1" draw:layer="layout" svg:width="2.384cm" svg:height="2.384cm" svg:x="17.272cm" svg:y="8.284cm">
          <draw:image xlink:href="Pictures/100000000000027200000272C1709E6077CCFEA3.png" xlink:type="simple" xlink:show="embed" xlink:actuate="onLoad" draw:mime-type="image/png">
            <text:p/>
          </draw:image>
        </draw:frame>
        <draw:frame draw:style-name="gr1" draw:text-style-name="P1" draw:layer="layout" svg:width="3.496cm" svg:height="2.709cm" svg:x="13.208cm" svg:y="10.499cm">
          <draw:image xlink:href="Pictures/10000000000003200000026C84D362B5DD184BCC.png" xlink:type="simple" xlink:show="embed" xlink:actuate="onLoad" draw:mime-type="image/png">
            <text:p/>
          </draw:image>
        </draw:frame>
        <draw:frame draw:style-name="gr1" draw:text-style-name="P1" draw:layer="layout" svg:width="4.472cm" svg:height="2.97cm" svg:x="15.848cm" svg:y="3.81cm">
          <draw:image xlink:href="Pictures/100000000000021E00000168D503481731352AD1.png" xlink:type="simple" xlink:show="embed" xlink:actuate="onLoad" draw:mime-type="image/png">
            <text:p/>
          </draw:image>
        </draw:frame>
        <draw:line draw:style-name="gr3" draw:text-style-name="P2" draw:layer="layout" svg:x1="9.144cm" svg:y1="3.048cm" svg:x2="14.224cm" svg:y2="15.24cm">
          <text:p/>
        </draw:line>
        <draw:frame draw:style-name="gr4" draw:text-style-name="P4" draw:layer="layout" svg:width="2.286cm" svg:height="0.806cm" svg:x="6.096cm" svg:y="3.525cm">
          <draw:text-box>
            <text:p text:style-name="P3"><text:span text:style-name="T1">Pizza</text:span></text:p>
          </draw:text-box>
        </draw:frame>
        <draw:frame draw:style-name="gr4" draw:text-style-name="P4" draw:layer="layout" svg:width="2.286cm" svg:height="0.806cm" svg:x="3.302cm" svg:y="6.604cm">
          <draw:text-box>
            <text:p text:style-name="P3"><text:span text:style-name="T1">Pizza</text:span></text:p>
          </draw:text-box>
        </draw:frame>
        <draw:frame draw:style-name="gr4" draw:text-style-name="P4" draw:layer="layout" svg:width="2.286cm" svg:height="0.806cm" svg:x="7.874cm" svg:y="8.382cm">
          <draw:text-box>
            <text:p text:style-name="P3"><text:span text:style-name="T1">Pizza</text:span></text:p>
          </draw:text-box>
        </draw:frame>
        <draw:frame draw:style-name="gr4" draw:text-style-name="P4" draw:layer="layout" svg:width="2.286cm" svg:height="0.806cm" svg:x="3.724cm" svg:y="10.624cm">
          <draw:text-box>
            <text:p text:style-name="P3"><text:span text:style-name="T1">Pizza</text:span></text:p>
          </draw:text-box>
        </draw:frame>
        <draw:frame draw:style-name="gr5" draw:text-style-name="P4" draw:layer="layout" svg:width="2.894cm" svg:height="0.806cm" svg:x="11.176cm" svg:y="4.826cm">
          <draw:text-box>
            <text:p text:style-name="P3"><text:span text:style-name="T1">Doughnut</text:span></text:p>
          </draw:text-box>
        </draw:frame>
        <draw:frame draw:style-name="gr5" draw:text-style-name="P4" draw:layer="layout" svg:width="2.894cm" svg:height="0.806cm" svg:x="13.462cm" svg:y="9.862cm">
          <draw:text-box>
            <text:p text:style-name="P3"><text:span text:style-name="T1">Doughnut</text:span></text:p>
          </draw:text-box>
        </draw:frame>
        <draw:frame draw:style-name="gr5" draw:text-style-name="P4" draw:layer="layout" svg:width="2.894cm" svg:height="0.806cm" svg:x="17.172cm" svg:y="7.366cm">
          <draw:text-box>
            <text:p text:style-name="P3"><text:span text:style-name="T1">Doughnut</text:span></text:p>
          </draw:text-box>
        </draw:frame>
        <draw:frame draw:style-name="gr5" draw:text-style-name="P4" draw:layer="layout" svg:width="2.894cm" svg:height="0.806cm" svg:x="16.764cm" svg:y="3.258cm">
          <draw:text-box>
            <text:p text:style-name="P3"><text:span text:style-name="T1">Doughnut</text:span></text:p>
          </draw:text-box>
        </draw:frame>
        <draw:frame draw:style-name="gr4" draw:text-style-name="P5" draw:layer="layout" svg:width="8.382cm" svg:height="0.962cm" svg:x="1.524cm" svg:y="1.016cm">
          <draw:text-box>
            <text:p>Supervised Learning</text:p>
          </draw:text-box>
        </draw:frame>
        <presentation:notes draw:style-name="dp2">
          <draw:page-thumbnail draw:style-name="gr6"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3.342cm" svg:height="2.54cm" svg:x="7.112cm" svg:y="9.144cm">
          <draw:image xlink:href="Pictures/10000000000003200000026056C7A45737A61621.png" xlink:type="simple" xlink:show="embed" xlink:actuate="onLoad" draw:mime-type="image/png">
            <text:p/>
          </draw:image>
        </draw:frame>
        <draw:frame draw:style-name="gr1" draw:text-style-name="P1" draw:layer="layout" svg:width="2.752cm" svg:height="2.032cm" svg:x="2.582cm" svg:y="7.366cm">
          <draw:image xlink:href="Pictures/10000000000002000000017A4A8CD58FD81A0936.png" xlink:type="simple" xlink:show="embed" xlink:actuate="onLoad" draw:mime-type="image/png">
            <text:p/>
          </draw:image>
        </draw:frame>
        <draw:frame draw:style-name="gr1" draw:text-style-name="P1" draw:layer="layout" svg:width="3.364cm" svg:height="2.527cm" svg:x="5.78cm" svg:y="4.331cm">
          <draw:image xlink:href="Pictures/100000000000019600000131E8427C59DEB329D9.png" xlink:type="simple" xlink:show="embed" xlink:actuate="onLoad" draw:mime-type="image/png">
            <text:p/>
          </draw:image>
        </draw:frame>
        <draw:frame draw:style-name="gr2" draw:text-style-name="P1" draw:layer="layout" svg:width="2.962cm" svg:height="2.539cm" svg:x="3.048cm" svg:y="11.177cm">
          <draw:image xlink:href="Pictures/100000000000010A0000011815E9F95C7A791D02.png" xlink:type="simple" xlink:show="embed" xlink:actuate="onLoad" draw:mime-type="image/png">
            <text:p/>
          </draw:image>
        </draw:frame>
        <draw:frame draw:style-name="gr1" draw:text-style-name="P1" draw:layer="layout" svg:width="4.826cm" svg:height="3.215cm" svg:x="10.414cm" svg:y="5.421cm">
          <draw:image xlink:href="Pictures/1000000000000272000001A16A07EB14EAE1444E.png" xlink:type="simple" xlink:show="embed" xlink:actuate="onLoad" draw:mime-type="image/png">
            <text:p/>
          </draw:image>
        </draw:frame>
        <draw:frame draw:style-name="gr1" draw:text-style-name="P1" draw:layer="layout" svg:width="2.384cm" svg:height="2.384cm" svg:x="17.272cm" svg:y="8.284cm">
          <draw:image xlink:href="Pictures/100000000000027200000272C1709E6077CCFEA3.png" xlink:type="simple" xlink:show="embed" xlink:actuate="onLoad" draw:mime-type="image/png">
            <text:p/>
          </draw:image>
        </draw:frame>
        <draw:frame draw:style-name="gr1" draw:text-style-name="P1" draw:layer="layout" svg:width="3.496cm" svg:height="2.709cm" svg:x="13.208cm" svg:y="10.499cm">
          <draw:image xlink:href="Pictures/10000000000003200000026C84D362B5DD184BCC.png" xlink:type="simple" xlink:show="embed" xlink:actuate="onLoad" draw:mime-type="image/png">
            <text:p/>
          </draw:image>
        </draw:frame>
        <draw:frame draw:style-name="gr1" draw:text-style-name="P1" draw:layer="layout" svg:width="4.472cm" svg:height="2.97cm" svg:x="15.848cm" svg:y="3.81cm">
          <draw:image xlink:href="Pictures/100000000000021E00000168D503481731352AD1.png" xlink:type="simple" xlink:show="embed" xlink:actuate="onLoad" draw:mime-type="image/png">
            <text:p/>
          </draw:image>
        </draw:frame>
        <draw:frame draw:style-name="gr7" draw:text-style-name="P5" draw:layer="layout" svg:width="10.922cm" svg:height="1.673cm" svg:x="1.524cm" svg:y="1.016cm">
          <draw:text-box>
            <text:p>Unsupervised Learning - clustering</text:p>
          </draw:text-box>
        </draw:frame>
        <draw:path draw:style-name="gr8" draw:text-style-name="P2" draw:layer="layout" svg:width="9.038cm" svg:height="10.639cm" svg:x="2.191cm" svg:y="3.693cm" svg:viewBox="0 0 9039 10640" svg:d="M1715 733c242 88 419-83 635-154 219-72 420-105 635-193 191-78 385-107 597-154 308-67 603-89 904-134 198-29 394-97 597-97 230 0 461-12 692 39 224 49 426 170 654 192 224 21 405 150 616 212 229 67 468 185 597 404 126 216 69 477 96 712 27 234-38 442-58 673-24 258-224 477-211 751 8 197-8 398 0 596 8 245 150 450 269 655 133 230 313 432 462 654 179 267 350 543 558 789 146 174 209 382 250 596 42 221 34 448 19 674-15 205 4 420-115 616-126 208-220 439-385 615-173 185-415 286-635 424-247 155-451 120-712 250-277 138-572 201-847 327-224 103-416 270-635 385-236 124-449 290-692 404-223 105-434 241-674 308-213 60-427 121-635 192-215 73-433 119-654 154-228 36-464 4-693 0-276-4-561 52-827-19-274-73-407-363-578-597-184-252-329-459-442-731-96-231-132-454-135-712-4-235-42-467-96-693-56-228-45-464-96-692-56-245-109-495-97-751 9-224-3-449-19-673-15-211 0-424 0-635 0-218 37-440 0-654-35-203-14-401-38-597-29-231-13-463-19-693-7-219-8-449 76-654 83-203 66-424 193-616 126-191 192-415 308-615 145-250 423-255 616-424l192-38 192-77 174-39z">
          <text:p/>
        </draw:path>
        <draw:path draw:style-name="gr9" draw:text-style-name="P2" draw:layer="layout" svg:width="9.533cm" svg:height="9.815cm" draw:transform="rotate (0.163711883837068) translate (10.6500245769268cm 4.80024600719939cm)" svg:viewBox="0 0 9534 9816" svg:d="M984 719c253-10 481-162 730-172 309-11 585-91 895-106 231-12 454-43 681-102 309-79 619-154 932-216 271-54 531-144 820-118 270 24 544 18 816 17 317-1 635 22 952 21 238 0 476 21 712 59 210 34 442 49 614 180 197 150 445 214 592 429 171 250 337 509 563 717 214 197 248 428 242 665-5 213-20 420-8 642 13 242-109 477-120 721-12 271-158 484-182 750-19 204-63 402-138 601-83 221-81 464-154 696-74 232-173 450-230 684-53 219-124 434-186 652-64 226-161 442-246 661-94 244-240 466-350 703-112 240-326 401-521 558-250 200-527 368-822 488-232 96-453 219-692 295-218 70-447 106-670 162-251 64-507 49-756 90-287 48-574-11-861 14-265 24-524-52-784-91-216-32-429-93-646-106-275-18-471-188-665-344-215-175-407-379-538-635-122-238-293-462-349-721-52-235-103-469-137-705-34-232-77-462-61-693 14-203 37-407 1-604-38-208 16-385 18-582 3-233-72-445-64-674 8-221-99-428-127-645-29-218-62-437-86-658-25-220-106-412-131-626-22-194-50-394-1-585 51-200 22-426 138-602 127-191 250-386 405-557l183-165 209-83z">
          <text:p/>
        </draw:path>
        <presentation:notes draw:style-name="dp1">
          <draw:page-thumbnail draw:style-name="gr6" draw:layer="layout" svg:width="18.624cm" svg:height="10.476cm" svg:x="1.482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3.342cm" svg:height="2.54cm" svg:x="7.112cm" svg:y="9.144cm">
          <draw:image xlink:href="Pictures/10000000000003200000026056C7A45737A61621.png" xlink:type="simple" xlink:show="embed" xlink:actuate="onLoad" draw:mime-type="image/png">
            <text:p/>
          </draw:image>
        </draw:frame>
        <draw:frame draw:style-name="gr1" draw:text-style-name="P1" draw:layer="layout" svg:width="2.752cm" svg:height="2.032cm" svg:x="2.582cm" svg:y="7.366cm">
          <draw:image xlink:href="Pictures/10000000000002000000017A4A8CD58FD81A0936.png" xlink:type="simple" xlink:show="embed" xlink:actuate="onLoad" draw:mime-type="image/png">
            <text:p/>
          </draw:image>
        </draw:frame>
        <draw:frame draw:style-name="gr1" draw:text-style-name="P1" draw:layer="layout" svg:width="3.364cm" svg:height="2.527cm" svg:x="5.78cm" svg:y="4.331cm">
          <draw:image xlink:href="Pictures/100000000000019600000131E8427C59DEB329D9.png" xlink:type="simple" xlink:show="embed" xlink:actuate="onLoad" draw:mime-type="image/png">
            <text:p/>
          </draw:image>
        </draw:frame>
        <draw:frame draw:style-name="gr2" draw:text-style-name="P1" draw:layer="layout" svg:width="2.962cm" svg:height="2.539cm" svg:x="3.048cm" svg:y="11.177cm">
          <draw:image xlink:href="Pictures/100000000000010A0000011815E9F95C7A791D02.png" xlink:type="simple" xlink:show="embed" xlink:actuate="onLoad" draw:mime-type="image/png">
            <text:p/>
          </draw:image>
        </draw:frame>
        <draw:frame draw:style-name="gr1" draw:text-style-name="P1" draw:layer="layout" svg:width="4.826cm" svg:height="3.215cm" svg:x="10.473cm" svg:y="5.421cm">
          <draw:image xlink:href="Pictures/1000000000000272000001A16A07EB14EAE1444E.png" xlink:type="simple" xlink:show="embed" xlink:actuate="onLoad" draw:mime-type="image/png">
            <text:p/>
          </draw:image>
        </draw:frame>
        <draw:frame draw:style-name="gr1" draw:text-style-name="P1" draw:layer="layout" svg:width="2.384cm" svg:height="2.384cm" svg:x="17.272cm" svg:y="8.284cm">
          <draw:image xlink:href="Pictures/100000000000027200000272C1709E6077CCFEA3.png" xlink:type="simple" xlink:show="embed" xlink:actuate="onLoad" draw:mime-type="image/png">
            <text:p/>
          </draw:image>
        </draw:frame>
        <draw:frame draw:style-name="gr1" draw:text-style-name="P1" draw:layer="layout" svg:width="3.496cm" svg:height="2.709cm" svg:x="13.208cm" svg:y="10.499cm">
          <draw:image xlink:href="Pictures/10000000000003200000026C84D362B5DD184BCC.png" xlink:type="simple" xlink:show="embed" xlink:actuate="onLoad" draw:mime-type="image/png">
            <text:p/>
          </draw:image>
        </draw:frame>
        <draw:frame draw:style-name="gr1" draw:text-style-name="P1" draw:layer="layout" svg:width="4.472cm" svg:height="2.97cm" svg:x="15.848cm" svg:y="3.81cm">
          <draw:image xlink:href="Pictures/100000000000021E00000168D503481731352AD1.png" xlink:type="simple" xlink:show="embed" xlink:actuate="onLoad" draw:mime-type="image/png">
            <text:p/>
          </draw:image>
        </draw:frame>
        <draw:frame draw:style-name="gr4" draw:text-style-name="P4" draw:layer="layout" svg:width="2.286cm" svg:height="0.806cm" svg:x="7.874cm" svg:y="8.382cm">
          <draw:text-box>
            <text:p text:style-name="P3"><text:span text:style-name="T1">Pizza</text:span></text:p>
          </draw:text-box>
        </draw:frame>
        <draw:frame draw:style-name="gr5" draw:text-style-name="P4" draw:layer="layout" svg:width="2.894cm" svg:height="0.806cm" svg:x="11.176cm" svg:y="4.826cm">
          <draw:text-box>
            <text:p text:style-name="P3"><text:span text:style-name="T1">Doughnut</text:span></text:p>
          </draw:text-box>
        </draw:frame>
        <draw:frame draw:style-name="gr5" draw:text-style-name="P4" draw:layer="layout" svg:width="2.894cm" svg:height="0.806cm" svg:x="17.172cm" svg:y="7.366cm">
          <draw:text-box>
            <text:p text:style-name="P3"><text:span text:style-name="T1">Doughnut</text:span></text:p>
          </draw:text-box>
        </draw:frame>
        <draw:frame draw:style-name="gr4" draw:text-style-name="P5" draw:layer="layout" svg:width="8.382cm" svg:height="0.962cm" svg:x="1.524cm" svg:y="1.016cm">
          <draw:text-box>
            <text:p>Semi-supervised Learning</text:p>
          </draw:text-box>
        </draw:frame>
        <draw:path draw:style-name="gr10" draw:text-style-name="P2" draw:layer="layout" svg:width="8.261cm" svg:height="10.52cm" draw:transform="rotate (0.140848070635942) translate (1.23802407551908cm 3.90672322291048cm)" svg:viewBox="0 0 8262 10521" svg:d="M1549 1094c223 13 459-24 641-143 235-152 463-116 711-210 216-83 416-184 636-240 227-59 421-202 656-238 214-32 416-115 639-123 244-9 471-144 719-131 213 10 428-17 642-6 191 10 379 92 571 81 269-16 410 184 621 282 247 114 311 414 455 629 123 182 241 391 221 633-16 206 33 416 9 623-23 196 4 413-84 591-103 206-205 407-372 569-170 164-263 383-446 540-177 152-363 343-394 585-24 193-141 418 153 565 212 106 353 320 562 430 226 120 404 321 503 558 92 219 163 447 235 674 63 200 8 401 31 607 24 210-68 419-70 631-3 230-132 417-258 586-155 207-407 319-642 413-223 90-439 190-661 277-244 95-478 212-724 305-217 82-425 215-656 237-254 25-437 181-657 257-227 80-457 154-692 212-209 53-427 62-636 105-211 43-423 32-631 66-223 36-445 50-669 61-212 10-420-57-632-71-231-14-469-19-686-97-256-92-267-381-341-612-73-224-110-425-161-645-56-235-103-464-135-699-32-236 51-472 81-707 27-209 60-420 90-629 30-217 61-433 92-648 28-197 58-395 83-590 26-205 61-407 68-613 7-219 58-430 53-653-4-212 60-421 89-629 29-204 56-408 87-610 31-209 40-424 109-626 68-199 130-402 239-588 102-174 157-375 271-544l122-177 84-183 93-103z">
          <text:p/>
        </draw:path>
        <draw:path draw:style-name="gr11" draw:text-style-name="P2" draw:layer="layout" svg:width="11.154cm" svg:height="11.253cm" draw:transform="rotate (-3.14159265358979) translate (21.0697643952676cm 13.9276355757094cm)" svg:viewBox="0 0 11155 11254" svg:d="M3059 11254c303-13 605 20 905-58 208-54 421-42 635-96 334-84 650-212 1000-231 251-15 502-33 751-77 247-44 504-72 731-173 234-105 505-93 712-231 226-151 452-271 693-366 203-80 388-196 577-308 203-120 389-256 596-365 215-113 468-172 655-328 177-148 269-389 327-615 54-211 123-418 154-635 30-219 161-399 250-597 86-191 136-399 96-596-52-253-334-346-539-462-215-122-375-312-635-366-238-51-437-250-539-481-86-195-141-404-153-616-16-282-135-533-231-789-101-270-187-546-308-808-94-203-109-430-193-635-91-222-187-441-308-654-128-226-254-460-442-635-221-206-394-448-597-673-186-206-415-265-654-366-260-110-559-102-847-77-255 22-509 12-769 38-245 23-461 129-655 270-238 172-495 320-711 519-192 176-447 254-655 404-198 143-365 368-615 405-298 44-326 357-501 519-224 207-499 357-712 577-192 197-388 386-616 558-222 166-211 500-307 751-78 205-39 412-58 616-22 237 24 475-58 712-75 213-16 449-19 673-4 217 3 438 0 654-4 252-9 510 58 751 62 223 65 455 134 673 81 254 201 495 327 731 125 234 205 492 424 674 197 164 303 411 481 596 180 187 280 444 500 597 197 137 428 197 635 308l193 38 192 154 77 20z">
          <text:p/>
        </draw:path>
        <presentation:notes draw:style-name="dp1">
          <draw:page-thumbnail draw:style-name="gr6" draw:layer="layout" svg:width="18.624cm" svg:height="10.476cm" svg:x="1.482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12.805cm" svg:height="9.143cm" svg:x="5.588cm" svg:y="5.334cm">
          <draw:image xlink:href="Pictures/100000000000025D000001B0B0E38EE5FBEC8CD2.png" xlink:type="simple" xlink:show="embed" xlink:actuate="onLoad" draw:mime-type="image/png">
            <text:p/>
          </draw:image>
        </draw:frame>
        <draw:frame draw:style-name="gr4" draw:text-style-name="P5" draw:layer="layout" svg:width="8.382cm" svg:height="0.962cm" svg:x="1.524cm" svg:y="2.594cm">
          <draw:text-box>
            <text:p>Reinforcement Learning</text:p>
          </draw:text-box>
        </draw:frame>
        <presentation:notes draw:style-name="dp2">
          <draw:page-thumbnail draw:style-name="gr6" draw:layer="layout" svg:width="18.624cm" svg:height="10.476cm" svg:x="1.482cm" svg:y="2.123cm" draw:page-number="4"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1.2$Windows_X86_64 LibreOffice_project/7cbcfc562f6eb6708b5ff7d7397325de9e764452</meta:generator>
    <dc:date>2021-07-20T11:29:59.542000000</dc:date>
    <meta:editing-duration>PT17M</meta:editing-duration>
    <meta:editing-cycles>2</meta:editing-cycles>
    <meta:document-statistic meta:object-count="74"/>
  </office:meta>
</office:document-meta>
</file>